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draw:fill="solid" draw:fill-color="#ffffff" draw:fill-image-width="0cm" draw:fill-image-height="0cm" fo:min-height="13.609cm"/>
    </style:style>
    <style:style style:name="P1" style:family="paragraph">
      <style:text-properties fo:font-size="20pt"/>
    </style:style>
    <style:style style:name="P2" style:family="paragraph">
      <style:text-properties fo:color="#800000"/>
    </style:style>
    <style:style style:name="P3" style:family="paragraph">
      <style:text-properties fo:font-size="18pt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font-size="28pt"/>
    </style:style>
    <style:style style:name="T3" style:family="text">
      <style:text-properties fo:color="#800000" fo:font-size="28pt"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font-size="18pt"/>
    </style:style>
    <style:style style:name="T7" style:family="text">
      <style:text-properties fo:color="#800000" fo:font-size="18pt" fo:font-style="italic" style:font-size-asian="28pt" style:font-style-asian="italic" style:font-size-complex="28pt" style:font-style-complex="italic"/>
    </style:style>
    <style:style style:name="T8" style:family="text">
      <style:text-properties fo:color="#800000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Seeker<text:line-break/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itialization</text:p>
                <text:list>
                  <text:list-item>
                    <text:p>Read .sserc and Configuration Files</text:p>
                  </text:list-item>
                  <text:list-item>
                    <text:p>Expected Components</text:p>
                    <text:list>
                      <text:list-item>
                        <text:p><text:span text:style-name="T1">Start up and configure Channelizers</text:span></text:p>
                      </text:list-item>
                      <text:list-item>
                        <text:p><text:span text:style-name="T1">Start up and configure DXs</text:span></text:p>
                      </text:list-item>
                      <text:list-item>
                        <text:p>Start up and configureTelescope/Beamformer Interface</text:p>
                      </text:list-item>
                      <text:list-item>
                        <text:p>Startup and configure Archiver</text:p>
                      </text:list-item>
                    </text:list>
                  </text:list-item>
                  <text:list-item>
                    <text:p>Read Parameter File (<text:span text:style-name="T1">Add new parms for channelizer and DX</text:span>)</text:p>
                  </text:list-item>
                </text:list>
              </text:list-item>
              <text:list-item>
                <text:p>Send Start Strategy to Scheduler</text:p>
              </text:list-item>
              <text:list-item>
                <text:p>Receive Stop Command </text:p>
                <text:list>
                  <text:list-item>
                    <text:p>Terminate observing, shutdown th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cheduler – Primary Observ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Calibration </text:p>
                    <text:list>
                      <text:list-item>
                        <text:p>Select Calibration Sources</text:p>
                      </text:list-item>
                      <text:list-item>
                        <text:p>Run Delay, Phase, and Frequency Calibration Activities</text:p>
                      </text:list-item>
                    </text:list>
                  </text:list-item>
                  <text:list-item>
                    <text:p>Start Observing Pipeline</text:p>
                    <text:list>
                      <text:list-item>
                        <text:p>Select Primary Field of View and 2-3 beam targets</text:p>
                        <text:list>
                          <text:list-item>
                            <text:p>Lookup Observing History in Database</text:p>
                          </text:list-item>
                          <text:list-item>
                            <text:p>Apply target selection criterea</text:p>
                          </text:list-item>
                          <text:list-item>
                            <text:p>Select unobserved Frequencies</text:p>
                          </text:list-item>
                        </text:list>
                      </text:list-item>
                      <text:list-item>
                        <text:p><text:span text:style-name="T2">Create and start new Activity with Parameters </text:span></text:p>
                      </text:list-item>
                      <text:list-item>
                        <text:p><text:span text:style-name="T3">Assign Beamformer and Polarization to Channelizers</text:span></text:p>
                      </text:list-item>
                      <text:list-item>
                        <text:p><text:span text:style-name="T3">Assign channel numbers to DXs</text:span></text:p>
                      </text:list-item>
                      <text:list-item>
                        <text:p><text:span text:style-name="T2">Create and Start a new Activity when Data Collection completes or the Activity completes (max 2 activities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ctivity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nd Parameters to System Components</text:p>
                <text:list>
                  <text:list-item>
                    <text:p>Send Beams pointings and Frequencies to Telescope and Beamformer</text:p>
                  </text:list-item>
                  <text:list-item>
                    <text:p><text:span text:style-name="T1">Send Parameters to Channelizer</text:span></text:p>
                  </text:list-item>
                  <text:list-item>
                    <text:p><text:span text:style-name="T1">Assign Frequencies and channel numbers for each DX </text:span></text:p>
                  </text:list-item>
                  <text:list-item>
                    <text:p>Create ActivityUnits and Send DX Parameters</text:p>
                  </text:list-item>
                </text:list>
              </text:list-item>
              <text:list-item>
                <text:p>Set and send DX start time when all components are 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ctivity (2)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ait for Completion of Primary Detection</text:p>
              </text:list-item>
              <text:list-item>
                <text:p>Notify ActivityUnits to start Secondary Detection</text:p>
              </text:list-item>
              <text:list-item>
                <text:p>Wait for Completion of Secondary Detection</text:p>
              </text:list-item>
              <text:list-item>
                <text:p>Notify ActivityUnits to resolve candidates</text:p>
              </text:list-item>
              <text:list-item>
                <text:p>Wait for Signal Detection done and statistics from all ActivityUnits </text:p>
              </text:list-item>
              <text:list-item>
                <text:p>Report finding confirmed Candidates to Schedul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ctivityUnit(1)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ceive and forward Parameters To DX via DxProxy</text:p>
              </text:list-item>
              <text:list-item>
                <text:p>Create Recent RFI Mask for assigned Target and Frequency, send to DX</text:p>
              </text:list-item>
              <text:list-item>
                <text:p>Receive and forward Start Time to DX</text:p>
              </text:list-item>
              <text:list-item>
                <text:p>Receive and store Science Data (Baselines and Complex Amplitudes) from DX in temporary directory and permanent archive</text:p>
              </text:list-item>
              <text:list-item>
                <text:p>Receive CW and Pulse Candidates from DX, store in database and record in permanent archive </text:p>
              </text:list-item>
              <text:list-item>
                <text:p>Receive CW and Pulse Signals from DX, store in database and record in permanent archi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ctivityUnit(2)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ookup secondary candidates from other beams in the database and send to DX</text:p>
              </text:list-item>
              <text:list-item>
                <text:p>Receive and reclassify Secondary Confirmation Candidates from DX</text:p>
              </text:list-item>
              <text:list-item>
                <text:p>Update Database and permanent archive</text:p>
              </text:list-item>
              <text:list-item>
                <text:p>Lookup primary candidates resolution by other beams</text:p>
              </text:list-item>
              <text:list-item>
                <text:p>Update Database and permanent archive</text:p>
              </text:list-item>
              <text:list-item>
                <text:p><text:span text:style-name="T1">Request archiving from DX for Candidates</text:span></text:p>
              </text:list-item>
              <text:list-item>
                <text:p><text:span text:style-name="T4">Report Candidates statistics to Activ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hannelizer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Receive Parameters from SSE</text:span></text:p>
              </text:list-item>
              <text:list-item>
                <text:p>Receive and verify Packets from Beamformer</text:p>
              </text:list-item>
              <text:list-item>
                <text:p>Data Buffering</text:p>
              </text:list-item>
              <text:list-item>
                <text:p>Data conversion to Floating Point</text:p>
              </text:list-item>
              <text:list-item>
                <text:p>N-Folding Least Squares DFB (nominal 10)</text:p>
              </text:list-item>
              <text:list-item>
                <text:p>256-point FFT</text:p>
              </text:list-item>
              <text:list-item>
                <text:p>Distribution to Channel Buffers</text:p>
              </text:list-item>
              <text:list-item>
                <text:p>Conversion to fixed point, Packet Assembly, and transmission via multicast</text:p>
              </text:list-item>
              <text:list-item>
                <text:p><text:span text:style-name="T1">Report periodic multicast Status and statist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X(1)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Receive Parameters, channel number from SSE</text:span></text:p>
              </text:list-item>
              <text:list-item>
                <text:p><text:span text:style-name="T4">Receive start time from SSE</text:span></text:p>
              </text:list-item>
              <text:list-item>
                <text:p><text:span text:style-name="T4">Receive channel packets for both polarizations</text:span></text:p>
              </text:list-item>
              <text:list-item>
                <text:p><text:span text:style-name="T5">Start Baselining at Start time</text:span></text:p>
              </text:list-item>
              <text:list-item>
                <text:p><text:span text:style-name="T4">Synchronize packet stream</text:span></text:p>
              </text:list-item>
              <text:list-item>
                <text:p><text:span text:style-name="T5">Start Data Collection</text:span></text:p>
              </text:list-item>
              <text:list-item>
                <text:p><text:span text:style-name="T4">Subchannelize by half frame (400 Khz to 1 Khz)</text:span></text:p>
                <text:list>
                  <text:list-item>
                    <text:p><text:span text:style-name="T4">Convert to Floating Point</text:span></text:p>
                  </text:list-item>
                  <text:list-item>
                    <text:p><text:span text:style-name="T4">N-Folding Least Squares DFB (nominal 10)</text:span></text:p>
                  </text:list-item>
                  <text:list-item>
                    <text:p><text:span text:style-name="T4">1024-point FFT</text:span></text:p>
                  </text:list-item>
                  <text:list-item>
                    <text:p><text:span text:style-name="T4">Corner Turn into subchannel half frame buff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X(2)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Spectrometry</text:span></text:p>
                <text:list>
                  <text:list-item>
                    <text:p><text:span text:style-name="T6">Compute and apply new baseline</text:span></text:p>
                  </text:list-item>
                  <text:list-item>
                    <text:p><text:span text:style-name="T6">Compute and buffer CD data (1KHz, 4 bit real &amp; imag)</text:span></text:p>
                  </text:list-item>
                  <text:list-item>
                    <text:p><text:span text:style-name="T6">Compute spectra for all Resolutions (1 – 128 Hz, </text:span><text:span text:style-name="T7">256-512 </text:span><text:span text:style-name="T8">Hz</text:span><text:span text:style-name="T6">)</text:span></text:p>
                  </text:list-item>
                  <text:list-item>
                    <text:p><text:span text:style-name="T6">Threshold Pulse Data for all Resolutions (bin, spectrum, power, polarization)</text:span></text:p>
                  </text:list-item>
                  <text:list-item>
                    <text:p><text:span text:style-name="T6">Compute DADD Data for one CW Resolution (2 bit power), selectable Hanning Windowing</text:span></text:p>
                  </text:list-item>
                </text:list>
              </text:list-item>
              <text:list-item>
                <text:p><text:span text:style-name="T6">Signal Detection</text:span></text:p>
                <text:list>
                  <text:list-item>
                    <text:p><text:span text:style-name="T6">CW Power Detection (DADD), Pulse Triplets, </text:span><text:span text:style-name="T8">Singlets</text:span></text:p>
                  </text:list-item>
                  <text:list-item>
                    <text:p><text:span text:style-name="T6">Clustering, RFI Mitigation, and Reporting</text:span></text:p>
                  </text:list-item>
                  <text:list-item>
                    <text:p><text:span text:style-name="T6">Coherent CW Detection and Reporting</text:span></text:p>
                  </text:list-item>
                  <text:list-item>
                    <text:p><text:span text:style-name="T6">Secondary Candidate CW (Coherent) and Pulse Detection and Reporting</text:span></text:p>
                  </text:list-item>
                  <text:list-item>
                    <text:p><text:span text:style-name="T8">Archiving Candid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e Jordan</meta:initial-creator>
    <meta:creation-date>2009-12-01T15:47:17</meta:creation-date>
    <meta:editing-duration>PT20H32M15S</meta:editing-duration>
    <meta:editing-cycles>9</meta:editing-cycles>
    <dc:date>2009-12-04T15:59:08</dc:date>
    <dc:creator>Jane Jordan</dc:creator>
    <meta:generator>OpenOffice.org/3.0$Unix OpenOffice.org_project/300m21$Build-9319</meta:gener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